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63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bold" style:font-weight-asian="bold" style:font-weight-complex="bold"/>
    </style:style>
    <style:style style:name="ce9" style:family="table-cell" style:parent-style-name="Default" style:data-style-name="N15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 style:data-style-name="N11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7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ce5"/>
        <table:table-column table:style-name="co5" table:default-cell-style-name="ce5"/>
        <table:table-column table:style-name="co4" table:number-columns-repeated="3" table:default-cell-style-name="ce5"/>
        <table:table-column table:style-name="co4" table:number-columns-repeated="7" table:default-cell-style-name="Default"/>
        <table:table-row table:style-name="ro2">
          <table:table-cell table:style-name="ce1" office:value-type="string">
            <text:p>Bestellung</text:p>
          </table:table-cell>
          <table:table-cell table:number-columns-repeated="12"/>
        </table:table-row>
        <table:table-row table:style-name="ro3">
          <table:table-cell table:style-name="ce2"/>
          <table:table-cell table:number-columns-repeated="12"/>
        </table:table-row>
        <table:table-row table:style-name="ro5">
          <table:table-cell office:value-type="string">
            <text:p>Beschreibung</text:p>
          </table:table-cell>
          <table:table-cell table:style-name="ce6" office:value-type="string">
            <text:p>Geh.</text:p>
          </table:table-cell>
          <table:table-cell table:style-name="ce7" office:value-type="string">
            <text:p>Stk.</text:p>
          </table:table-cell>
          <table:table-cell table:style-name="ce8" office:value-type="string" table:number-columns-spanned="3" table:number-rows-spanned="1">
            <text:p>farnell</text:p>
          </table:table-cell>
          <table:covered-table-cell table:number-columns-repeated="2" table:style-name="ce7"/>
          <table:table-cell table:style-name="ce13" office:value-type="string" table:number-columns-spanned="3" table:number-rows-spanned="1">
            <text:p>RS</text:p>
          </table:table-cell>
          <table:covered-table-cell table:number-columns-repeated="2"/>
          <table:table-cell office:value-type="string">
            <text:p>Andere</text:p>
          </table:table-cell>
          <table:table-cell table:number-columns-repeated="3"/>
        </table:table-row>
        <table:table-row table:style-name="ro5">
          <table:table-cell/>
          <table:table-cell table:style-name="ce6"/>
          <table:table-cell table:style-name="ce7"/>
          <table:table-cell table:style-name="ce9" office:value-type="string">
            <text:p>Best.-Nr.</text:p>
          </table:table-cell>
          <table:table-cell table:style-name="ce10" office:value-type="string">
            <text:p>Preis/Stk.</text:p>
          </table:table-cell>
          <table:table-cell table:style-name="ce10" office:value-type="string">
            <text:p>Preis</text:p>
          </table:table-cell>
          <table:table-cell table:style-name="ce9" office:value-type="string">
            <text:p>Best.-Nr.</text:p>
          </table:table-cell>
          <table:table-cell table:style-name="ce10" office:value-type="string">
            <text:p>Preis/Stk.</text:p>
          </table:table-cell>
          <table:table-cell table:style-name="ce10" office:value-type="string">
            <text:p>Preis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11"/>
        </table:table-row>
        <table:table-row table:style-name="ro5">
          <table:table-cell office:value-type="string">
            <text:p>raspberry Pi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2191863">
            <text:p>2191863</text:p>
          </table:table-cell>
          <table:table-cell table:style-name="ce11" office:value-type="currency" office:currency="EUR" office:value="28.09">
            <text:p>€ 28,09</text:p>
          </table:table-cell>
          <table:table-cell table:style-name="ce11" table:formula="of:=[.C6]*[.E6]" office:value-type="currency" office:currency="EUR" office:value="28.09">
            <text:p>€ 28,09</text:p>
          </table:table-cell>
          <table:table-cell table:style-name="ce5" office:value-type="string">
            <text:p>756-8308</text:p>
          </table:table-cell>
          <table:table-cell table:style-name="ce11" office:value-type="currency" office:currency="EUR" office:value="27.4">
            <text:p>€ 27,40</text:p>
          </table:table-cell>
          <table:table-cell table:style-name="ce11" table:formula="of:=[.C6]*[.H6]" office:value-type="currency" office:currency="EUR" office:value="27.4">
            <text:p>€ 27,40</text:p>
          </table:table-cell>
          <table:table-cell table:number-columns-repeated="4"/>
        </table:table-row>
        <table:table-row table:style-name="ro5">
          <table:table-cell office:value-type="string">
            <text:p>SD-Karte 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<text:s/>759-5574</text:p>
          </table:table-cell>
          <table:table-cell table:style-name="ce11" office:value-type="currency" office:currency="EUR" office:value="7.9">
            <text:p>€ 7,90</text:p>
          </table:table-cell>
          <table:table-cell table:style-name="ce11" table:formula="of:=[.C7]*[.H7]" office:value-type="currency" office:currency="EUR" office:value="7.9">
            <text:p>€ 7,90</text:p>
          </table:table-cell>
          <table:table-cell table:number-columns-repeated="4"/>
        </table:table-row>
        <table:table-row table:style-name="ro5">
          <table:table-cell office:value-type="string">
            <text:p>Arduino Uno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2075382">
            <text:p>2075382</text:p>
          </table:table-cell>
          <table:table-cell table:style-name="ce11" office:value-type="currency" office:currency="EUR" office:value="20.63">
            <text:p>€ 20,63</text:p>
          </table:table-cell>
          <table:table-cell table:style-name="ce11" table:formula="of:=[.C8]*[.E8]" office:value-type="currency" office:currency="EUR" office:value="20.63">
            <text:p>€ 20,63</text:p>
          </table:table-cell>
          <table:table-cell table:style-name="ce5" office:value-type="string">
            <text:p>715-4081</text:p>
          </table:table-cell>
          <table:table-cell table:style-name="ce11" office:value-type="currency" office:currency="EUR" office:value="21.72">
            <text:p>€ 21,72</text:p>
          </table:table-cell>
          <table:table-cell table:style-name="ce11" table:formula="of:=[.C8]*[.H8]" office:value-type="currency" office:currency="EUR" office:value="21.72">
            <text:p>€ 21,72</text:p>
          </table:table-cell>
          <table:table-cell table:number-columns-repeated="4"/>
        </table:table-row>
        <table:table-row table:style-name="ro3">
          <table:table-cell office:value-type="string">
            <text:p>USB-Kabel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758-9336</text:p>
          </table:table-cell>
          <table:table-cell table:style-name="ce11" office:value-type="currency" office:currency="EUR" office:value="2.46">
            <text:p>€ 2,46</text:p>
          </table:table-cell>
          <table:table-cell table:style-name="ce11" table:formula="of:=[.C9]*[.H9]" office:value-type="currency" office:currency="EUR" office:value="2.46">
            <text:p>€ 2,46</text:p>
          </table:table-cell>
          <table:table-cell table:number-columns-repeated="4"/>
        </table:table-row>
        <table:table-row table:style-name="ro5">
          <table:table-cell office:value-type="string">
            <text:p>RTC DS3234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1593294">
            <text:p>1593294</text:p>
          </table:table-cell>
          <table:table-cell table:style-name="ce11" table:number-columns-repeated="2"/>
          <table:table-cell table:style-name="ce5"/>
          <table:table-cell table:style-name="ce11" table:number-columns-repeated="2"/>
          <table:table-cell office:value-type="string">
            <text:p>physicalcomputing</text:p>
          </table:table-cell>
          <table:table-cell/>
          <table:table-cell office:value-type="string">
            <text:p>A-1121700k</text:p>
          </table:table-cell>
          <table:table-cell table:style-name="ce11" office:value-type="currency" office:currency="EUR" office:value="8">
            <text:p>€ 8,00</text:p>
          </table:table-cell>
        </table:table-row>
        <table:table-row table:style-name="ro6">
          <table:table-cell office:value-type="string">
            <text:p>Temperatursensor AD22100</text:p>
          </table:table-cell>
          <table:table-cell table:style-name="ce6"/>
          <table:table-cell office:value-type="float" office:value="2">
            <text:p>2</text:p>
          </table:table-cell>
          <table:table-cell/>
          <table:table-cell table:style-name="ce11" table:number-columns-repeated="2"/>
          <table:table-cell table:style-name="ce11" office:value-type="string">
            <text:p><text:s/>523-0076</text:p>
          </table:table-cell>
          <table:table-cell table:style-name="ce11" office:value-type="currency" office:currency="EUR" office:value="3.95">
            <text:p>€ 3,95</text:p>
          </table:table-cell>
          <table:table-cell table:style-name="ce11" table:formula="of:=[.C11]*[.H11]" office:value-type="currency" office:currency="EUR" office:value="7.9">
            <text:p>€ 7,90</text:p>
          </table:table-cell>
          <table:table-cell table:number-columns-repeated="3"/>
          <table:table-cell table:style-name="ce11"/>
        </table:table-row>
        <table:table-row table:style-name="ro5">
          <table:table-cell office:value-type="string">
            <text:p>molex connector 4pol. gewinkelt</text:p>
          </table:table-cell>
          <table:table-cell table:style-name="ce6"/>
          <table:table-cell office:value-type="float" office:value="16">
            <text:p>16</text:p>
          </table:table-cell>
          <table:table-cell office:value-type="float" office:value="9785957">
            <text:p>9785957</text:p>
          </table:table-cell>
          <table:table-cell table:style-name="ce11" office:value-type="currency" office:currency="EUR" office:value="0.687">
            <text:p>€ 0,69</text:p>
          </table:table-cell>
          <table:table-cell table:style-name="ce11" table:formula="of:=[.C12]*[.E12]" office:value-type="currency" office:currency="EUR" office:value="10.992">
            <text:p>€ 10,99</text:p>
          </table:table-cell>
          <table:table-cell table:style-name="ce5" office:value-type="string">
            <text:p><text:s/>369-542</text:p>
          </table:table-cell>
          <table:table-cell table:style-name="ce11" office:value-type="currency" office:currency="EUR" office:value="0.684">
            <text:p>€ 0,68</text:p>
          </table:table-cell>
          <table:table-cell table:style-name="ce11" table:formula="of:=[.C12]*[.H12]" office:value-type="currency" office:currency="EUR" office:value="10.944">
            <text:p>€ 10,94</text:p>
          </table:table-cell>
          <table:table-cell table:number-columns-repeated="4"/>
        </table:table-row>
        <table:table-row table:style-name="ro5">
          <table:table-cell office:value-type="string">
            <text:p>IC-Sockel 8pol.</text:p>
          </table:table-cell>
          <table:table-cell table:style-name="ce6" office:value-type="string">
            <text:p>DIP6</text:p>
          </table:table-cell>
          <table:table-cell office:value-type="float" office:value="5">
            <text:p>5</text:p>
          </table:table-cell>
          <table:table-cell/>
          <table:table-cell table:style-name="ce11" table:number-columns-repeated="2"/>
          <table:table-cell table:style-name="ce5" office:value-type="string">
            <text:p><text:s/>702-0654</text:p>
          </table:table-cell>
          <table:table-cell table:style-name="ce11" office:value-type="currency" office:currency="EUR" office:value="0.294">
            <text:p>€ 0,29</text:p>
          </table:table-cell>
          <table:table-cell table:style-name="ce11" table:formula="of:=[.C13]*[.H13]" office:value-type="currency" office:currency="EUR" office:value="1.47">
            <text:p>€ 1,47</text:p>
          </table:table-cell>
          <table:table-cell table:number-columns-repeated="4"/>
        </table:table-row>
        <table:table-row table:style-name="ro5">
          <table:table-cell office:value-type="string">
            <text:p>IC-Sockel 14pol.</text:p>
          </table:table-cell>
          <table:table-cell table:style-name="ce6" office:value-type="string">
            <text:p>DIP14</text:p>
          </table:table-cell>
          <table:table-cell office:value-type="float" office:value="16">
            <text:p>16</text:p>
          </table:table-cell>
          <table:table-cell office:value-type="float" office:value="1103845">
            <text:p>1103845</text:p>
          </table:table-cell>
          <table:table-cell table:style-name="ce11" office:value-type="currency" office:currency="EUR" office:value="0.491">
            <text:p>€ 0,49</text:p>
          </table:table-cell>
          <table:table-cell table:style-name="ce11" table:formula="of:=[.C14]*[.E14]" office:value-type="currency" office:currency="EUR" office:value="7.856">
            <text:p>€ 7,86</text:p>
          </table:table-cell>
          <table:table-cell table:style-name="ce5" office:value-type="string">
            <text:p>702-0676</text:p>
          </table:table-cell>
          <table:table-cell table:style-name="ce11" office:value-type="currency" office:currency="EUR" office:value="0.544">
            <text:p>€ 0,54</text:p>
          </table:table-cell>
          <table:table-cell table:style-name="ce11" table:formula="of:=[.C14]*[.H14]" office:value-type="currency" office:currency="EUR" office:value="8.704">
            <text:p>€ 8,70</text:p>
          </table:table-cell>
          <table:table-cell table:number-columns-repeated="4"/>
        </table:table-row>
        <table:table-row table:style-name="ro5">
          <table:table-cell office:value-type="string">
            <text:p>IC-Sockel 16pol.</text:p>
          </table:table-cell>
          <table:table-cell table:style-name="ce6" office:value-type="string">
            <text:p>DIP16</text:p>
          </table:table-cell>
          <table:table-cell office:value-type="float" office:value="2">
            <text:p>2</text:p>
          </table:table-cell>
          <table:table-cell office:value-type="float" office:value="1103846">
            <text:p>1103846</text:p>
          </table:table-cell>
          <table:table-cell table:style-name="ce11" office:value-type="currency" office:currency="EUR" office:value="0.566">
            <text:p>€ 0,57</text:p>
          </table:table-cell>
          <table:table-cell table:style-name="ce11" table:formula="of:=[.C15]*[.E15]" office:value-type="currency" office:currency="EUR" office:value="1.132">
            <text:p>€ 1,13</text:p>
          </table:table-cell>
          <table:table-cell table:style-name="ce5" office:value-type="string">
            <text:p><text:s/>702-0688</text:p>
          </table:table-cell>
          <table:table-cell table:style-name="ce11" office:value-type="currency" office:currency="EUR" office:value="0.586">
            <text:p>€ 0,59</text:p>
          </table:table-cell>
          <table:table-cell table:style-name="ce11" table:formula="of:=[.C15]*[.H15]" office:value-type="currency" office:currency="EUR" office:value="1.172">
            <text:p>€ 1,17</text:p>
          </table:table-cell>
          <table:table-cell table:number-columns-repeated="4"/>
        </table:table-row>
        <table:table-row table:style-name="ro3">
          <table:table-cell office:value-type="string">
            <text:p>74HCT595</text:p>
          </table:table-cell>
          <table:table-cell table:style-name="ce6" office:value-type="string">
            <text:p>DIP16</text:p>
          </table:table-cell>
          <table:table-cell office:value-type="float" office:value="2">
            <text:p>2</text:p>
          </table:table-cell>
          <table:table-cell office:value-type="float" office:value="9591664">
            <text:p>9591664</text:p>
          </table:table-cell>
          <table:table-cell table:style-name="ce11" office:value-type="currency" office:currency="EUR" office:value="0.33">
            <text:p>€ 0,33</text:p>
          </table:table-cell>
          <table:table-cell table:style-name="ce11" table:formula="of:=[.C16]*[.E16]" office:value-type="currency" office:currency="EUR" office:value="0.66">
            <text:p>€ 0,66</text:p>
          </table:table-cell>
          <table:table-cell table:style-name="ce5" office:value-type="string">
            <text:p>217-5695</text:p>
          </table:table-cell>
          <table:table-cell table:style-name="ce11" office:value-type="currency" office:currency="EUR" office:value="0.29">
            <text:p>€ 0,29</text:p>
          </table:table-cell>
          <table:table-cell table:style-name="ce11" table:formula="of:=[.C16]*[.H16]" office:value-type="currency" office:currency="EUR" office:value="0.58">
            <text:p>€ 0,58</text:p>
          </table:table-cell>
          <table:table-cell table:number-columns-repeated="4"/>
        </table:table-row>
        <table:table-row table:style-name="ro3">
          <table:table-cell office:value-type="string">
            <text:p>C 100n</text:p>
          </table:table-cell>
          <table:table-cell table:style-name="ce6" office:value-type="string">
            <text:p>0805</text:p>
          </table:table-cell>
          <table:table-cell office:value-type="float" office:value="25">
            <text:p>25</text:p>
          </table:table-cell>
          <table:table-cell office:value-type="float" office:value="9406409">
            <text:p>9406409</text:p>
          </table:table-cell>
          <table:table-cell table:style-name="ce11" office:value-type="currency" office:currency="EUR" office:value="0.039">
            <text:p>€ 0,04</text:p>
          </table:table-cell>
          <table:table-cell table:style-name="ce11" table:formula="of:=[.C17]*[.E17]" office:value-type="currency" office:currency="EUR" office:value="0.975">
            <text:p>€ 0,98</text:p>
          </table:table-cell>
          <table:table-cell table:style-name="ce5" office:value-type="string">
            <text:p><text:s/>648-0979</text:p>
          </table:table-cell>
          <table:table-cell table:style-name="ce11" office:value-type="currency" office:currency="EUR" office:value="0.015">
            <text:p>€ 0,02</text:p>
          </table:table-cell>
          <table:table-cell table:style-name="ce11" table:formula="of:=[.C17]*[.H17]" office:value-type="currency" office:currency="EUR" office:value="0.375">
            <text:p>€ 0,38</text:p>
          </table:table-cell>
          <table:table-cell table:number-columns-repeated="4"/>
        </table:table-row>
        <table:table-row table:style-name="ro3">
          <table:table-cell office:value-type="string">
            <text:p>C 100µ</text:p>
          </table:table-cell>
          <table:table-cell table:style-name="ce6"/>
          <table:table-cell office:value-type="float" office:value="5">
            <text:p>5</text:p>
          </table:table-cell>
          <table:table-cell office:value-type="float" office:value="1902049">
            <text:p>1902049</text:p>
          </table:table-cell>
          <table:table-cell table:style-name="ce11" office:value-type="currency" office:currency="EUR" office:value="0.089">
            <text:p>€ 0,09</text:p>
          </table:table-cell>
          <table:table-cell table:style-name="ce11" table:formula="of:=[.C18]*[.E18]" office:value-type="currency" office:currency="EUR" office:value="0.445">
            <text:p>€ 0,45</text:p>
          </table:table-cell>
          <table:table-cell table:style-name="ce5" office:value-type="string">
            <text:p>684-1942</text:p>
          </table:table-cell>
          <table:table-cell table:style-name="ce11" office:value-type="currency" office:currency="EUR" office:value="0.146">
            <text:p>€ 0,15</text:p>
          </table:table-cell>
          <table:table-cell table:style-name="ce11" table:formula="of:=[.C18]*[.H18]" office:value-type="currency" office:currency="EUR" office:value="0.73">
            <text:p>€ 0,73</text:p>
          </table:table-cell>
          <table:table-cell table:number-columns-repeated="4"/>
        </table:table-row>
        <table:table-row table:style-name="ro3">
          <table:table-cell office:value-type="string">
            <text:p>LED grün</text:p>
          </table:table-cell>
          <table:table-cell table:style-name="ce6" office:value-type="string">
            <text:p>1608</text:p>
          </table:table-cell>
          <table:table-cell office:value-type="float" office:value="16">
            <text:p>16</text:p>
          </table:table-cell>
          <table:table-cell/>
          <table:table-cell table:style-name="ce11" table:number-columns-repeated="2"/>
          <table:table-cell table:style-name="ce5" office:value-type="string">
            <text:p><text:s/>700-2218</text:p>
          </table:table-cell>
          <table:table-cell table:style-name="ce11" office:value-type="currency" office:currency="EUR" office:value="0.178">
            <text:p>€ 0,18</text:p>
          </table:table-cell>
          <table:table-cell table:style-name="ce11" table:formula="of:=[.C19]*[.H19]" office:value-type="currency" office:currency="EUR" office:value="2.848">
            <text:p>€ 2,85</text:p>
          </table:table-cell>
          <table:table-cell table:number-columns-repeated="4"/>
        </table:table-row>
        <table:table-row table:style-name="ro3">
          <table:table-cell office:value-type="string">
            <text:p>R 330</text:p>
          </table:table-cell>
          <table:table-cell table:style-name="ce6" office:value-type="string">
            <text:p>0805</text:p>
          </table:table-cell>
          <table:table-cell office:value-type="float" office:value="16">
            <text:p>16</text:p>
          </table:table-cell>
          <table:table-cell/>
          <table:table-cell table:style-name="ce11" table:number-columns-repeated="2"/>
          <table:table-cell table:style-name="ce5" office:value-type="string">
            <text:p><text:s/>223-0354</text:p>
          </table:table-cell>
          <table:table-cell table:style-name="ce11" office:value-type="currency" office:currency="EUR" office:value="0.01">
            <text:p>€ 0,01</text:p>
          </table:table-cell>
          <table:table-cell table:style-name="ce11" table:formula="of:=[.C20]*[.H20]" office:value-type="currency" office:currency="EUR" office:value="0.16">
            <text:p>€ 0,16</text:p>
          </table:table-cell>
          <table:table-cell table:number-columns-repeated="4"/>
        </table:table-row>
        <table:table-row table:style-name="ro3">
          <table:table-cell office:value-type="string">
            <text:p>DC/DC Wandler 5V 6W 9Vin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1214851">
            <text:p>1214851</text:p>
          </table:table-cell>
          <table:table-cell table:style-name="ce11" office:value-type="currency" office:currency="EUR" office:value="17.11">
            <text:p>€ 17,11</text:p>
          </table:table-cell>
          <table:table-cell table:style-name="ce11" table:formula="of:=[.C21]*[.E21]" office:value-type="currency" office:currency="EUR" office:value="17.11">
            <text:p>€ 17,11</text:p>
          </table:table-cell>
          <table:table-cell table:style-name="ce5" office:value-type="string">
            <text:p>149-988</text:p>
          </table:table-cell>
          <table:table-cell table:style-name="ce11" office:value-type="currency" office:currency="EUR" office:value="16.92">
            <text:p>€ 16,92</text:p>
          </table:table-cell>
          <table:table-cell table:style-name="ce11" table:formula="of:=[.C21]*[.H21]" office:value-type="currency" office:currency="EUR" office:value="16.92">
            <text:p>€ 16,92</text:p>
          </table:table-cell>
          <table:table-cell table:number-columns-repeated="4"/>
        </table:table-row>
        <table:table-row table:style-name="ro5">
          <table:table-cell office:value-type="string">
            <text:p>Klemme 3 pol.</text:p>
          </table:table-cell>
          <table:table-cell table:style-name="ce6"/>
          <table:table-cell office:value-type="float" office:value="32">
            <text:p>32</text:p>
          </table:table-cell>
          <table:table-cell office:value-type="float" office:value="2008020">
            <text:p>2008020</text:p>
          </table:table-cell>
          <table:table-cell table:style-name="ce11" office:value-type="currency" office:currency="EUR" office:value="0.505">
            <text:p>€ 0,51</text:p>
          </table:table-cell>
          <table:table-cell table:style-name="ce11" table:formula="of:=[.C22]*[.E22]" office:value-type="currency" office:currency="EUR" office:value="16.16">
            <text:p>€ 16,16</text:p>
          </table:table-cell>
          <table:table-cell table:style-name="ce5" office:value-type="string">
            <text:p>425-8736</text:p>
          </table:table-cell>
          <table:table-cell table:style-name="ce11" office:value-type="currency" office:currency="EUR" office:value="0.428">
            <text:p>€ 0,43</text:p>
          </table:table-cell>
          <table:table-cell table:style-name="ce11" table:formula="of:=[.C22]*[.H22]" office:value-type="currency" office:currency="EUR" office:value="13.696">
            <text:p>€ 13,70</text:p>
          </table:table-cell>
          <table:table-cell table:number-columns-repeated="4"/>
        </table:table-row>
        <table:table-row table:style-name="ro5">
          <table:table-cell office:value-type="string">
            <text:p>Klemme 2 pol.</text:p>
          </table:table-cell>
          <table:table-cell table:style-name="ce6"/>
          <table:table-cell office:value-type="float" office:value="2">
            <text:p>2</text:p>
          </table:table-cell>
          <table:table-cell office:value-type="float" office:value="2008019">
            <text:p>2008019</text:p>
          </table:table-cell>
          <table:table-cell table:style-name="ce11" office:value-type="currency" office:currency="EUR" office:value="0.558">
            <text:p>€ 0,56</text:p>
          </table:table-cell>
          <table:table-cell table:style-name="ce11" table:formula="of:=[.C23]*[.E23]" office:value-type="currency" office:currency="EUR" office:value="1.116">
            <text:p>€ 1,12</text:p>
          </table:table-cell>
          <table:table-cell table:style-name="ce5" office:value-type="string">
            <text:p><text:s/>425-8720</text:p>
          </table:table-cell>
          <table:table-cell table:style-name="ce11" office:value-type="currency" office:currency="EUR" office:value="0.292">
            <text:p>€ 0,29</text:p>
          </table:table-cell>
          <table:table-cell table:style-name="ce11" table:formula="of:=[.C23]*[.H23]" office:value-type="currency" office:currency="EUR" office:value="0.584">
            <text:p>€ 0,58</text:p>
          </table:table-cell>
          <table:table-cell table:number-columns-repeated="4"/>
        </table:table-row>
        <table:table-row table:style-name="ro5">
          <table:table-cell office:value-type="string">
            <text:p>Kabel 4 pol. 100m ungeschirmt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1230954">
            <text:p>1230954</text:p>
          </table:table-cell>
          <table:table-cell table:style-name="ce11" office:value-type="currency" office:currency="EUR" office:value="1.48">
            <text:p>€ 1,48</text:p>
          </table:table-cell>
          <table:table-cell table:style-name="ce11" table:formula="of:=[.C24]*[.E24]" office:value-type="currency" office:currency="EUR" office:value="1.48">
            <text:p>€ 1,48</text:p>
          </table:table-cell>
          <table:table-cell table:style-name="ce5" office:value-type="string">
            <text:p><text:s/>660-4096</text:p>
          </table:table-cell>
          <table:table-cell table:style-name="ce11" office:value-type="currency" office:currency="EUR" office:value="49.9">
            <text:p>€ 49,90</text:p>
          </table:table-cell>
          <table:table-cell table:style-name="ce11" table:formula="of:=[.C24]*[.H24]" office:value-type="currency" office:currency="EUR" office:value="49.9">
            <text:p>€ 49,90</text:p>
          </table:table-cell>
          <table:table-cell table:number-columns-repeated="4"/>
        </table:table-row>
        <table:table-row table:style-name="ro3">
          <table:table-cell office:value-type="string">
            <text:p>Gehäuse IP66 300x150x132</text:p>
          </table:table-cell>
          <table:table-cell table:style-name="ce6"/>
          <table:table-cell office:value-type="float" office:value="0">
            <text:p>0</text:p>
          </table:table-cell>
          <table:table-cell/>
          <table:table-cell table:style-name="ce11" table:number-columns-repeated="2"/>
          <table:table-cell table:style-name="ce5" office:value-type="string">
            <text:p>381-5596</text:p>
          </table:table-cell>
          <table:table-cell table:style-name="ce11" office:value-type="currency" office:currency="EUR" office:value="40.4">
            <text:p>€ 40,40</text:p>
          </table:table-cell>
          <table:table-cell table:style-name="ce11" table:formula="of:=[.H25]*[.C25]" office:value-type="currency" office:currency="EUR" office:value="0">
            <text:p>€ 0,00</text:p>
          </table:table-cell>
          <table:table-cell table:number-columns-repeated="4"/>
        </table:table-row>
        <table:table-row table:style-name="ro3">
          <table:table-cell office:value-type="string">
            <text:p>Gehäuse IP66 360x254x165 TK-PS 3625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<text:s/>397-4623</text:p>
          </table:table-cell>
          <table:table-cell table:style-name="ce11" office:value-type="currency" office:currency="EUR" office:value="97.7">
            <text:p>€ 97,70</text:p>
          </table:table-cell>
          <table:table-cell table:style-name="ce11" table:formula="of:=[.H26]*[.C26]" office:value-type="currency" office:currency="EUR" office:value="97.7">
            <text:p>€ 97,70</text:p>
          </table:table-cell>
          <table:table-cell table:number-columns-repeated="4"/>
        </table:table-row>
        <table:table-row table:style-name="ro3">
          <table:table-cell office:value-type="string">
            <text:p>Montageplatte 331x220mm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<text:s/>832-699</text:p>
          </table:table-cell>
          <table:table-cell table:style-name="ce11" office:value-type="currency" office:currency="EUR" office:value="15.8">
            <text:p>€ 15,80</text:p>
          </table:table-cell>
          <table:table-cell table:style-name="ce11" table:formula="of:=[.H27]*[.C27]" office:value-type="currency" office:currency="EUR" office:value="15.8">
            <text:p>€ 15,80</text:p>
          </table:table-cell>
          <table:table-cell table:number-columns-repeated="4"/>
        </table:table-row>
        <table:table-row table:style-name="ro3">
          <table:table-cell office:value-type="string">
            <text:p>Kabelverschraubungen M20 7-13mm</text:p>
          </table:table-cell>
          <table:table-cell table:style-name="ce6"/>
          <table:table-cell office:value-type="float" office:value="4">
            <text:p>4</text:p>
          </table:table-cell>
          <table:table-cell/>
          <table:table-cell table:style-name="ce11" table:number-columns-repeated="2"/>
          <table:table-cell table:style-name="ce5" office:value-type="string">
            <text:p><text:s/>444-2947</text:p>
          </table:table-cell>
          <table:table-cell table:style-name="ce11" office:value-type="currency" office:currency="EUR" office:value="6.24">
            <text:p>€ 6,24</text:p>
          </table:table-cell>
          <table:table-cell table:style-name="ce11" table:formula="of:=[.H28]*[.C28]" office:value-type="currency" office:currency="EUR" office:value="24.96">
            <text:p>€ 24,96</text:p>
          </table:table-cell>
          <table:table-cell table:number-columns-repeated="4"/>
        </table:table-row>
        <table:table-row table:style-name="ro5">
          <table:table-cell office:value-type="string">
            <text:p>O-ring M20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<text:s/>664-4615</text:p>
          </table:table-cell>
          <table:table-cell table:style-name="ce11" office:value-type="currency" office:currency="EUR" office:value="1.49">
            <text:p>€ 1,49</text:p>
          </table:table-cell>
          <table:table-cell table:style-name="ce11" table:formula="of:=[.H29]*[.C29]" office:value-type="currency" office:currency="EUR" office:value="1.49">
            <text:p>€ 1,49</text:p>
          </table:table-cell>
          <table:table-cell table:number-columns-repeated="4"/>
        </table:table-row>
        <table:table-row table:style-name="ro3">
          <table:table-cell office:value-type="string">
            <text:p>Kabelverschraubungen M12 3,5-7mm</text:p>
          </table:table-cell>
          <table:table-cell table:style-name="ce6"/>
          <table:table-cell office:value-type="float" office:value="4">
            <text:p>4</text:p>
          </table:table-cell>
          <table:table-cell/>
          <table:table-cell table:style-name="ce11" table:number-columns-repeated="2"/>
          <table:table-cell table:style-name="ce5" office:value-type="string">
            <text:p><text:s/>444-2919</text:p>
          </table:table-cell>
          <table:table-cell table:style-name="ce11" office:value-type="currency" office:currency="EUR" office:value="4.56">
            <text:p>€ 4,56</text:p>
          </table:table-cell>
          <table:table-cell table:style-name="ce11" table:formula="of:=[.H30]*[.C30]" office:value-type="currency" office:currency="EUR" office:value="18.24">
            <text:p>€ 18,24</text:p>
          </table:table-cell>
          <table:table-cell table:number-columns-repeated="4"/>
        </table:table-row>
        <table:table-row table:style-name="ro5">
          <table:table-cell office:value-type="string">
            <text:p>O-ring M12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<text:s/>664-4606</text:p>
          </table:table-cell>
          <table:table-cell table:style-name="ce11" office:value-type="currency" office:currency="EUR" office:value="1.07">
            <text:p>€ 1,07</text:p>
          </table:table-cell>
          <table:table-cell table:style-name="ce11" table:formula="of:=[.H31]*[.C31]" office:value-type="currency" office:currency="EUR" office:value="1.07">
            <text:p>€ 1,07</text:p>
          </table:table-cell>
          <table:table-cell table:number-columns-repeated="4"/>
        </table:table-row>
        <table:table-row table:style-name="ro3">
          <table:table-cell office:value-type="string">
            <text:p>Lochrasterplatine 100x160</text:p>
          </table:table-cell>
          <table:table-cell table:style-name="ce6"/>
          <table:table-cell office:value-type="float" office:value="2">
            <text:p>2</text:p>
          </table:table-cell>
          <table:table-cell office:value-type="float" office:value="1172136">
            <text:p>1172136</text:p>
          </table:table-cell>
          <table:table-cell table:style-name="ce11" office:value-type="currency" office:currency="EUR" office:value="3.64">
            <text:p>€ 3,64</text:p>
          </table:table-cell>
          <table:table-cell table:style-name="ce11" table:formula="of:=[.C32]*[.E32]" office:value-type="currency" office:currency="EUR" office:value="7.28">
            <text:p>€ 7,28</text:p>
          </table:table-cell>
          <table:table-cell table:style-name="ce5" office:value-type="string">
            <text:p>607-7006</text:p>
          </table:table-cell>
          <table:table-cell table:style-name="ce11" office:value-type="currency" office:currency="EUR" office:value="3.76">
            <text:p>€ 3,76</text:p>
          </table:table-cell>
          <table:table-cell table:style-name="ce11" table:formula="of:=[.H32]*[.C32]" office:value-type="currency" office:currency="EUR" office:value="7.52">
            <text:p>€ 7,52</text:p>
          </table:table-cell>
          <table:table-cell table:number-columns-repeated="4"/>
        </table:table-row>
        <table:table-row table:style-name="ro5">
          <table:table-cell office:value-type="string">
            <text:p>Solid State Relais, 5V 7mA, 2A 24V max</text:p>
          </table:table-cell>
          <table:table-cell table:style-name="ce6"/>
          <table:table-cell office:value-type="float" office:value="2">
            <text:p>2</text:p>
          </table:table-cell>
          <table:table-cell office:value-type="float" office:value="1608202">
            <text:p>1608202</text:p>
          </table:table-cell>
          <table:table-cell table:style-name="ce11" table:number-columns-repeated="2"/>
          <table:table-cell table:style-name="ce5" office:value-type="string">
            <text:p><text:s/>533-7600</text:p>
          </table:table-cell>
          <table:table-cell table:style-name="ce11" office:value-type="currency" office:currency="EUR" office:value="17.24">
            <text:p>€ 17,24</text:p>
          </table:table-cell>
          <table:table-cell table:style-name="ce11" table:formula="of:=[.H33]*[.C33]" office:value-type="currency" office:currency="EUR" office:value="34.48">
            <text:p>€ 34,48</text:p>
          </table:table-cell>
          <table:table-cell table:number-columns-repeated="4"/>
        </table:table-row>
        <table:table-row table:style-name="ro6">
          <table:table-cell office:value-type="string">
            <text:p>Kabelbinder 3mm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<text:s/>233-455</text:p>
          </table:table-cell>
          <table:table-cell table:style-name="ce11" office:value-type="currency" office:currency="EUR" office:value="1.24">
            <text:p>€ 1,24</text:p>
          </table:table-cell>
          <table:table-cell table:style-name="ce11" table:formula="of:=[.H34]*[.C34]" office:value-type="currency" office:currency="EUR" office:value="1.24">
            <text:p>€ 1,24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ce11" table:number-columns-repeated="2"/>
          <table:table-cell table:style-name="ce5"/>
          <table:table-cell table:style-name="ce11" table:number-columns-repeated="2"/>
          <table:table-cell table:number-columns-repeated="4"/>
        </table:table-row>
        <table:table-row table:style-name="ro6">
          <table:table-cell/>
          <table:table-cell table:style-name="ce6"/>
          <table:table-cell table:number-columns-repeated="2"/>
          <table:table-cell table:style-name="ce11" office:value-type="string">
            <text:p>Versand</text:p>
          </table:table-cell>
          <table:table-cell table:style-name="ce11" office:value-type="currency" office:currency="EUR" office:value="6">
            <text:p>€ 6,00</text:p>
          </table:table-cell>
          <table:table-cell table:style-name="ce5"/>
          <table:table-cell table:style-name="ce11"/>
          <table:table-cell table:style-name="ce11" office:value-type="currency" office:currency="EUR" office:value="6">
            <text:p>€ 6,00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ce11" table:number-columns-repeated="2"/>
          <table:table-cell table:style-name="ce5"/>
          <table:table-cell table:style-name="ce11" table:number-columns-repeated="2"/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ce11" office:value-type="string">
            <text:p>Summe</text:p>
          </table:table-cell>
          <table:table-cell table:style-name="ce11" table:formula="of:=SUM([.F6:.F32])+[.F36]" office:value-type="currency" office:currency="EUR" office:value="119.926">
            <text:p>€ 119,93</text:p>
          </table:table-cell>
          <table:table-cell table:style-name="ce5"/>
          <table:table-cell table:style-name="ce11"/>
          <table:table-cell table:style-name="ce11" table:formula="of:=SUM([.I6:.I32])+[.I36]" office:value-type="currency" office:currency="EUR" office:value="348.243">
            <text:p>€ 348,24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ce6"/>
          <table:table-cell table:number-columns-repeated="11"/>
        </table:table-row>
        <table:table-row table:style-name="ro3">
          <table:table-cell/>
          <table:table-cell table:style-name="ce6"/>
          <table:table-cell table:number-columns-repeated="2"/>
          <table:table-cell table:style-name="Default" table:number-columns-repeated="2"/>
          <table:table-cell/>
          <table:table-cell table:style-name="ce14" office:value-type="string">
            <text:p>Gesamt</text:p>
          </table:table-cell>
          <table:table-cell table:style-name="ce14" table:formula="of:=[.I38]+[.M10]" office:value-type="currency" office:currency="EUR" office:value="356.243">
            <text:p>€ 356,24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Default" table:number-columns-repeated="2"/>
          <table:table-cell/>
          <table:table-cell table:style-name="ce5" office:value-type="string">
            <text:p>MwSt.</text:p>
          </table:table-cell>
          <table:table-cell table:style-name="ce5" table:formula="of:=[.I41]*0.2" office:value-type="currency" office:currency="EUR" office:value="71.2486">
            <text:p>€ 71,25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Default" table:number-columns-repeated="2"/>
          <table:table-cell/>
          <table:table-cell table:style-name="ce12" office:value-type="string">
            <text:p>TOTAL</text:p>
          </table:table-cell>
          <table:table-cell table:style-name="ce12" table:formula="of:=[.I42]+[.I41]" office:value-type="currency" office:currency="EUR" office:value="427.4916">
            <text:p>€ 427,49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11"/>
        </table:table-row>
        <table:table-row table:style-name="ro3">
          <table:table-cell table:style-name="ce2" office:value-type="string">
            <text:p>Stromversorgung</text:p>
          </table:table-cell>
          <table:table-cell table:style-name="ce6"/>
          <table:table-cell table:number-columns-repeated="4"/>
          <table:table-cell table:style-name="ce5"/>
          <table:table-cell/>
          <table:table-cell table:style-name="ce11"/>
          <table:table-cell table:number-columns-repeated="4"/>
        </table:table-row>
        <table:table-row table:style-name="ro5">
          <table:table-cell table:style-name="ce3" office:value-type="string">
            <text:p>Normal AGM 12V 20Ah Batterie</text:p>
          </table:table-cell>
          <table:table-cell table:style-name="ce3" table:number-columns-repeated="5"/>
          <table:table-cell table:style-name="ce3" office:value-type="string">
            <text:p>727-0391</text:p>
          </table:table-cell>
          <table:table-cell table:style-name="ce15" office:value-type="currency" office:currency="EUR" office:value="34.4">
            <text:p>€ 34,40</text:p>
          </table:table-cell>
          <table:table-cell table:style-name="ce3" table:number-columns-repeated="2"/>
          <table:table-cell table:number-columns-repeated="3"/>
        </table:table-row>
        <table:table-row table:style-name="ro5">
          <table:table-cell table:style-name="ce3" office:value-type="string">
            <text:p>Bleiakku 12V 24Ah NP24-1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3" office:value-type="string">
            <text:p>597-857</text:p>
          </table:table-cell>
          <table:table-cell table:style-name="ce15" office:value-type="currency" office:currency="EUR" office:value="71.09">
            <text:p>€ 71,09</text:p>
          </table:table-cell>
          <table:table-cell table:style-name="ce11" table:formula="of:=[.H47]*[.C47]" office:value-type="currency" office:currency="EUR" office:value="71.09">
            <text:p>€ 71,09</text:p>
          </table:table-cell>
          <table:table-cell table:style-name="ce11"/>
          <table:table-cell table:number-columns-repeated="3"/>
        </table:table-row>
        <table:table-row table:style-name="ro5">
          <table:table-cell table:style-name="ce3" office:value-type="string">
            <text:p>Solar Regler 6A Solsum 6.6X</text:p>
          </table:table-cell>
          <table:table-cell table:style-name="ce3" table:number-columns-repeated="5"/>
          <table:table-cell table:style-name="ce3" office:value-type="string">
            <text:p>525-691</text:p>
          </table:table-cell>
          <table:table-cell table:style-name="ce15" office:value-type="currency" office:currency="EUR" office:value="29.36">
            <text:p>€ 29,36</text:p>
          </table:table-cell>
          <table:table-cell table:style-name="ce3" table:number-columns-repeated="3"/>
          <table:table-cell table:number-columns-repeated="2"/>
        </table:table-row>
        <table:table-row table:style-name="ro7">
          <table:table-cell table:style-name="ce3" office:value-type="string">
            <text:p>Polykristallines Solarmodul, 12 V, 250 mA, 3 W Leistung 3 W Nennspannung 12 V</text:p>
          </table:table-cell>
          <table:table-cell table:style-name="ce3" table:number-columns-repeated="5"/>
          <table:table-cell table:style-name="ce3" office:value-type="string">
            <text:p>110644 - 62</text:p>
          </table:table-cell>
          <table:table-cell table:style-name="ce15" office:value-type="currency" office:currency="EUR" office:value="34.95">
            <text:p>€ 34,95</text:p>
          </table:table-cell>
          <table:table-cell table:style-name="ce11" table:number-columns-repeated="2"/>
          <table:table-cell table:style-name="ce3" office:value-type="string">
            <text:p>Conrad</text:p>
          </table:table-cell>
          <table:table-cell table:number-columns-repeated="2"/>
        </table:table-row>
        <table:table-row table:style-name="ro7">
          <table:table-cell table:style-name="ce3" office:value-type="string">
            <text:p>Amorphes Solarmodul 10 W, 12 V Leistung 10 Wp Nennspannung 17,5 V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3"/>
          <table:table-cell table:style-name="ce3" office:value-type="string">
            <text:p>110700 - 62</text:p>
          </table:table-cell>
          <table:table-cell table:style-name="ce15" office:value-type="currency" office:currency="EUR" office:value="49.95">
            <text:p>€ 49,95</text:p>
          </table:table-cell>
          <table:table-cell table:style-name="ce11" table:formula="of:=[.H50]*[.C50]" office:value-type="currency" office:currency="EUR" office:value="99.9">
            <text:p>€ 99,90</text:p>
          </table:table-cell>
          <table:table-cell table:style-name="ce11"/>
          <table:table-cell table:style-name="ce3" office:value-type="string">
            <text:p>Conrad</text:p>
          </table:table-cell>
          <table:table-cell table:number-columns-repeated="2"/>
        </table:table-row>
        <table:table-row table:style-name="ro8">
          <table:table-cell table:style-name="ce3" office:value-type="string">
            <text:p>Solar Trend Solar-Akku 36 Ah 12 V 36 Ah M6 Schraubgewinde Blei-Vlies (B x H x T) 195 x 163 x 130 mm Solar-Akku 12 V, 36</text:p>
          </table:table-cell>
          <table:table-cell table:style-name="ce3" table:number-columns-repeated="5"/>
          <table:table-cell table:style-name="ce3" office:value-type="string">
            <text:p>251516 - 62</text:p>
          </table:table-cell>
          <table:table-cell table:style-name="ce15" office:value-type="currency" office:currency="EUR" office:value="99.95">
            <text:p>€ 99,95</text:p>
          </table:table-cell>
          <table:table-cell table:style-name="ce11" table:number-columns-repeated="2"/>
          <table:table-cell table:style-name="ce3" office:value-type="string">
            <text:p>Conrad</text:p>
          </table:table-cell>
          <table:table-cell table:number-columns-repeated="2"/>
        </table:table-row>
        <table:table-row table:style-name="ro7">
          <table:table-cell table:style-name="ce3" office:value-type="string">
            <text:p>Solar-Laderegler 12/24 V/4 A 200013 Last-Strom 4 A Ladespannung 13,8/27,6 V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3" office:value-type="string">
            <text:p>110173 - 62</text:p>
          </table:table-cell>
          <table:table-cell table:style-name="ce15" office:value-type="currency" office:currency="EUR" office:value="22.95">
            <text:p>€ 22,95</text:p>
          </table:table-cell>
          <table:table-cell table:style-name="ce11" table:formula="of:=[.H52]*[.C52]" office:value-type="currency" office:currency="EUR" office:value="22.95">
            <text:p>€ 22,95</text:p>
          </table:table-cell>
          <table:table-cell table:style-name="ce11"/>
          <table:table-cell table:style-name="ce3" office:value-type="string">
            <text:p>Conrad</text:p>
          </table:table-cell>
          <table:table-cell table:number-columns-repeated="2"/>
        </table:table-row>
        <table:table-row table:style-name="ro3" table:number-rows-repeated="2">
          <table:table-cell/>
          <table:table-cell table:style-name="ce6"/>
          <table:table-cell table:number-columns-repeated="4"/>
          <table:table-cell table:style-name="ce5"/>
          <table:table-cell/>
          <table:table-cell table:style-name="ce11"/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ce12" table:number-columns-repeated="3"/>
          <table:table-cell table:style-name="ce12" office:value-type="string">
            <text:p>Summe</text:p>
          </table:table-cell>
          <table:table-cell table:style-name="ce12" table:formula="of:=SUM([.I46:.I54])" office:value-type="currency" office:currency="EUR" office:value="193.94">
            <text:p>€ 193,94</text:p>
          </table:table-cell>
          <table:table-cell table:style-name="ce2"/>
          <table:table-cell table:number-columns-repeated="3"/>
        </table:table-row>
        <table:table-row table:style-name="ro3">
          <table:table-cell/>
          <table:table-cell table:style-name="ce6"/>
          <table:table-cell table:number-columns-repeated="4"/>
          <table:table-cell table:style-name="ce5"/>
          <table:table-cell table:style-name="ce5" office:value-type="string">
            <text:p>MwSt.</text:p>
          </table:table-cell>
          <table:table-cell table:style-name="ce5" table:formula="of:=[.I55]*0.2" office:value-type="currency" office:currency="EUR" office:value="38.788">
            <text:p>€ 38,79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4"/>
          <table:table-cell table:style-name="ce5"/>
          <table:table-cell table:style-name="ce12" office:value-type="string">
            <text:p>TOTAL</text:p>
          </table:table-cell>
          <table:table-cell table:style-name="ce12" table:formula="of:=[.I56]+[.I55]" office:value-type="currency" office:currency="EUR" office:value="232.728">
            <text:p>€ 232,73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4"/>
          <table:table-cell table:style-name="ce5" table:number-columns-repeated="3"/>
          <table:table-cell table:number-columns-repeated="4"/>
        </table:table-row>
        <table:table-row table:style-name="ro3">
          <table:table-cell table:style-name="ce2" office:value-type="string">
            <text:p>Montagekonstruktion, Tank, Schläuche ...</text:p>
          </table:table-cell>
          <table:table-cell table:style-name="ce6"/>
          <table:table-cell table:number-columns-repeated="4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Buchenbretter (12x 0.3x1m)</text:p>
          </table:table-cell>
          <table:table-cell table:style-name="ce6"/>
          <table:table-cell table:number-columns-repeated="4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Tankrohre + Endstücke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Schlauchleitungen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5">
          <table:table-cell office:value-type="string">
            <text:p>Vierkantprofile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>
          <table:table-cell table:style-name="ce4" office:value-type="string">
            <text:p>L-Profile + Schiene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U-Profile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Schrauben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Spanngurte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Schutzeinlage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 table:number-rows-repeated="3">
          <table:table-cell table:number-columns-repeated="6"/>
          <table:table-cell table:style-name="ce5" table:number-columns-repeated="3"/>
          <table:table-cell table:number-columns-repeated="4"/>
        </table:table-row>
        <table:table-row table:style-name="ro3" table:number-rows-repeated="1048504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elle2" table:style-name="ta1">
        <table:table-column table:style-name="co4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number:min-integer-digits="1" number:grouping="true"/>
      <number:text> €</number:text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0" number:min-integer-digits="0">
        <number:embedded-text number:position="6"> </number:embedded-text>
        <number:embedded-text number:position="4"> </number:embedded-text>
        <number:embedded-text number:position="2"> - </number:embedded-text>
      </number:number>
    </number:number-style>
    <number:number-style style:name="N155">
      <number:number number:decimal-places="0" number:min-integer-digits="0">
        <number:embedded-text number:position="4">-</number:embedded-text>
      </number:number>
    </number:number-style>
    <number:number-style style:name="N156">
      <number:number number:decimal-places="0" number:min-integer-digits="3">
        <number:embedded-text number:position="4">-</number:embedded-text>
      </number:number>
    </number:number-style>
    <number:number-style style:name="N157">
      <number:number number:decimal-places="0" number:min-integer-digits="0">
        <number:embedded-text number:position="3">-</number:embedded-text>
      </number:number>
    </number:number-style>
    <number:number-style style:name="N158">
      <number:number number:decimal-places="0" number:min-integer-digits="0">
        <number:embedded-text number:position="4"> </number:embedded-text>
        <number:embedded-text number:position="2"> </number:embedded-text>
      </number:number>
    </number:number-style>
    <number:number-style style:name="N159">
      <number:number number:decimal-places="0" number:min-integer-digits="1">
        <number:embedded-text number:position="4">-</number:embedded-text>
      </number:number>
    </number:number-style>
    <number:number-style style:name="N160">
      <number:text>123-456</number:text>
    </number:number-style>
    <number:number-style style:name="N161">
      <number:number number:decimal-places="0" number:min-integer-digits="4">
        <number:embedded-text number:position="4">-</number:embedded-text>
      </number:number>
    </number:number-style>
    <number:number-style style:name="N162">
      <number:number number:decimal-places="0" number:min-integer-digits="3">
        <number:embedded-text number:position="3">-</number:embedded-text>
      </number:number>
    </number:number-style>
    <number:number-style style:name="N163">
      <number:number number:decimal-places="0" number:min-integer-digits="0"/>
      <number:text>-</number:text>
    </number:number-style>
    <number:number-style style:name="N164">
      <number:number number:decimal-places="0" number:min-integer-digits="3"/>
      <number:text>-</number:text>
    </number:number-style>
    <number:number-style style:name="N165">
      <number:number number:decimal-places="0" number:min-integer-digits="0"/>
    </number:number-style>
    <number:number-style style:name="N166P0" style:volatile="true">
      <number:number number:decimal-places="0" number:min-integer-digits="1" number:grouping="true"/>
    </number:number-style>
    <number:number-style style:name="N166">
      <style:text-properties fo:color="#ff0000"/>
      <number:text>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</number:number-style>
    <number:number-style style:name="N167">
      <style:text-properties fo:color="#ff0000"/>
      <number:text>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text>€ </number:text>
      <number:number number:decimal-places="2" number:min-integer-digits="1" number:grouping="true"/>
    </number:number-style>
    <number:number-style style:name="N169">
      <number:number number:decimal-places="0" number:min-integer-digits="8">
        <number:embedded-text number:position="6"> </number:embedded-text>
        <number:embedded-text number:position="4"> </number:embedded-text>
        <number:embedded-text number:position="2">-</number:embedded-text>
      </number:number>
    </number:number-style>
    <number:currency-style style:name="N171P0" style:volatile="true">
      <number:currency-symbol number:language="de" number:country="AT">€</number:currency-symbol>
      <number:text> </number:text>
      <number:number number:decimal-places="4" number:min-integer-digits="1" number:grouping="true"/>
    </number:currency-style>
    <number:currency-style style:name="N171">
      <style:text-properties fo:color="#ff0000"/>
      <number:text>-</number:text>
      <number:currency-symbol number:language="de" number:country="AT">€</number:currency-symbol>
      <number:text> </number:text>
      <number:number number:decimal-places="4" number:min-integer-digits="1" number:grouping="true"/>
      <style:map style:condition="value()&gt;=0" style:apply-style-name="N171P0"/>
    </number:currency-style>
    <number:currency-style style:name="N17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3P0"/>
    </number:currency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de" number:country="AT">
      <number:text>€ </number:text>
      <number:number number:decimal-places="2" number:min-integer-digits="1" number:grouping="true"/>
    </number:number-style>
    <number:number-style style:name="N10115" number:language="de" number:country="A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text>€ </number:text>
      <number:number number:decimal-places="2" number:min-integer-digits="1" number:grouping="true"/>
    </number:number-style>
    <number:number-style style:name="N10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.00.0000</text:date>, <text:time style:data-style-name="N2" text:time-value="0000-00-00T11:03:03.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 Frisch</meta:initial-creator>
    <meta:creation-date>2013-06-04T21:45:50</meta:creation-date>
    <dc:date>2013-07-10T11:16:09.18</dc:date>
    <meta:editing-duration>PT5H17M40S</meta:editing-duration>
    <meta:editing-cycles>24</meta:editing-cycles>
    <meta:generator>LibreOffice/3.6$Windows_x86 LibreOffice_project/f969faf-c24b504-8c77064-174276e-40b382</meta:generator>
    <meta:document-statistic meta:table-count="3" meta:cell-count="266" meta:object-count="0"/>
  </office:meta>
</office:document-meta>
</file>